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6"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7"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8"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9"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10"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1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12" style:family="paragraph" style:parent-style-name="Header_20_left">
      <style:text-properties style:text-underline-style="solid" style:text-underline-type="double" style:text-underline-width="auto" style:text-underline-color="font-color"/>
    </style:style>
    <style:style style:name="P1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1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1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1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1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1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0pt" officeooo:rsid="00310d91" officeooo:paragraph-rsid="006ad951" style:font-size-asian="10pt" style:font-size-complex="10pt"/>
    </style:style>
    <style:style style:name="P1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2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2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45bf8" officeooo:paragraph-rsid="00625854" style:font-size-asian="12pt" style:language-asian="ko" style:country-asian="KR" style:font-size-complex="12pt" style:language-complex="ar" style:country-complex="SA"/>
    </style:style>
    <style:style style:name="P2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2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1pt" officeooo:rsid="00310d91" officeooo:paragraph-rsid="009a6126" style:font-name-asian="맑은 고딕" style:font-size-asian="11pt" style:language-asian="ko" style:country-asian="KR" style:font-size-complex="11pt" style:language-complex="ar" style:country-complex="SA"/>
    </style:style>
    <style:style style:name="P2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2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2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2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3f7b61" style:font-name-asian="맑은 고딕" style:font-size-asian="10pt" style:language-asian="ko" style:country-asian="KR" style:font-size-complex="10pt" style:language-complex="ar" style:country-complex="SA"/>
    </style:style>
    <style:style style:name="P2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2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3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3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32"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fo:font-weight="bold" officeooo:rsid="0099e0bb" officeooo:paragraph-rsid="0099e0bb" style:font-name-asian="맑은 고딕" style:font-size-asian="14pt" style:language-asian="ko" style:country-asian="KR" style:font-weight-asian="bold" style:font-size-complex="14pt" style:language-complex="ar" style:country-complex="SA" style:font-weight-complex="bold"/>
    </style:style>
    <style:style style:name="P3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3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3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36"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37"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38"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39" style:family="paragraph" style:parent-style-name="Autore">
      <style:paragraph-properties fo:margin-left="0cm" fo:margin-right="0cm" fo:margin-top="0.3cm" fo:margin-bottom="0cm" style:contextual-spacing="false" fo:line-height="100%" fo:orphans="0" fo:widows="0" fo:text-indent="0cm" style:auto-text-indent="false"/>
      <style:text-properties style:font-name="Liberation Serif" fo:font-size="12pt" officeooo:rsid="002b3c60" officeooo:paragraph-rsid="0096ab60" style:font-size-asian="12pt" style:language-asian="ko" style:country-asian="KR" style:font-size-complex="12pt" style:language-complex="ar" style:country-complex="SA"/>
    </style:style>
    <style:style style:name="P40"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41"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42"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43"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44"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45" style:family="paragraph" style:parent-style-name="Text_20_body">
      <style:paragraph-properties fo:margin-top="0.3cm" fo:margin-bottom="0cm" style:contextual-spacing="false" fo:line-height="100%" fo:text-align="justify" style:justify-single-word="false" fo:keep-with-next="auto"/>
      <style:text-properties officeooo:paragraph-rsid="006ad951"/>
    </style:style>
    <style:style style:name="P46" style:family="paragraph" style:parent-style-name="Text_20_body">
      <style:paragraph-properties fo:margin-top="0.3cm" fo:margin-bottom="0cm" style:contextual-spacing="false" fo:line-height="100%" fo:text-align="justify" style:justify-single-word="false" fo:keep-with-next="auto">
        <style:tab-stops/>
      </style:paragraph-properties>
      <style:text-properties officeooo:paragraph-rsid="006ad951"/>
    </style:style>
    <style:style style:name="P47"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48"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60e20" style:font-size-asian="12pt" style:language-asian="ko" style:country-asian="KR" style:font-size-complex="12pt" style:language-complex="ar" style:country-complex="SA"/>
    </style:style>
    <style:style style:name="P49"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7f84c" style:font-size-asian="12pt" style:language-asian="ko" style:country-asian="KR" style:font-size-complex="12pt" style:language-complex="ar" style:country-complex="SA"/>
    </style:style>
    <style:style style:name="P50"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51"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660e20" officeooo:paragraph-rsid="00660e20" style:font-size-asian="12pt" style:language-asian="ko" style:country-asian="KR" style:font-size-complex="12pt" style:language-complex="ar" style:country-complex="SA"/>
    </style:style>
    <style:style style:name="P52"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53" style:family="paragraph" style:parent-style-name="Preformatted_20_Text">
      <style:paragraph-properties fo:margin-top="0.3cm" fo:margin-bottom="0cm" style:contextual-spacing="false" fo:line-height="100%" fo:text-align="justify" style:justify-single-word="false"/>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54" style:family="paragraph" style:parent-style-name="Autore">
      <style:text-properties officeooo:rsid="000313f0"/>
    </style:style>
    <style:style style:name="P55" style:family="paragraph" style:parent-style-name="Autore">
      <style:text-properties officeooo:rsid="004b3f28"/>
    </style:style>
    <style:style style:name="P56" style:family="paragraph" style:parent-style-name="Autore">
      <style:text-properties officeooo:rsid="00c1a0fd"/>
    </style:style>
    <style:style style:name="P57" style:family="paragraph" style:parent-style-name="Autore">
      <style:text-properties officeooo:paragraph-rsid="00c68300"/>
    </style:style>
    <style:style style:name="P58" style:family="paragraph" style:parent-style-name="Autore">
      <style:text-properties officeooo:paragraph-rsid="00cb3bf3"/>
    </style:style>
    <style:style style:name="P59" style:family="paragraph" style:parent-style-name="Autore">
      <style:text-properties officeooo:paragraph-rsid="00d2cd3b"/>
    </style:style>
    <style:style style:name="P60"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deb147" style:font-size-asian="12pt" style:language-asian="ko" style:country-asian="KR" style:font-weight-asian="bold" style:font-size-complex="12pt" style:language-complex="ar" style:country-complex="SA" style:font-weight-complex="bold"/>
    </style:style>
    <style:style style:name="P61" style:family="paragraph" style:parent-style-name="Autore" style:list-style-name="L1"/>
    <style:style style:name="P62" style:family="paragraph" style:parent-style-name="Autore">
      <style:text-properties officeooo:rsid="00c7f716"/>
    </style:style>
    <style:style style:name="P63" style:family="paragraph" style:parent-style-name="Autore">
      <style:text-properties officeooo:rsid="00cd37d0" officeooo:paragraph-rsid="00cd651d" style:language-asian="ko" style:country-asian="KR"/>
    </style:style>
    <style:style style:name="P64" style:family="paragraph" style:parent-style-name="Autore">
      <style:text-properties officeooo:paragraph-rsid="00dcf8f7" style:language-asian="ko" style:country-asian="KR"/>
    </style:style>
    <style:style style:name="P65" style:family="paragraph" style:parent-style-name="Autore">
      <style:text-properties officeooo:paragraph-rsid="00ea83ad" style:language-asian="ko" style:country-asian="KR"/>
    </style:style>
    <style:style style:name="P66" style:family="paragraph" style:parent-style-name="Autore">
      <style:text-properties officeooo:paragraph-rsid="00ec5a35" style:language-asian="ko" style:country-asian="KR"/>
    </style:style>
    <style:style style:name="P67" style:family="paragraph" style:parent-style-name="Autore">
      <style:text-properties fo:font-variant="normal" fo:text-transform="none" style:use-window-font-color="true" style:font-name="Liberation Serif" fo:font-size="12pt" officeooo:rsid="00310d91" officeooo:paragraph-rsid="00cd651d" style:font-size-asian="12pt" style:language-asian="ko" style:country-asian="KR" style:font-size-complex="12pt" style:language-complex="ar" style:country-complex="SA"/>
    </style:style>
    <style:style style:name="P68" style:family="paragraph" style:parent-style-name="Autore">
      <style:text-properties officeooo:paragraph-rsid="00e3ff3b"/>
    </style:style>
    <style:style style:name="P69" style:family="paragraph" style:parent-style-name="Autore">
      <style:text-properties officeooo:paragraph-rsid="00e9670f"/>
    </style:style>
    <style:style style:name="P7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71"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625854" officeooo:paragraph-rsid="00625854" style:font-size-asian="12pt" style:language-asian="ko" style:country-asian="KR" style:font-size-complex="12pt" style:language-complex="ar" style:country-complex="SA"/>
    </style:style>
    <style:style style:name="P72"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63ea2e" style:font-size-asian="12pt" style:language-asian="ko" style:country-asian="KR" style:font-size-complex="12pt" style:language-complex="ar" style:country-complex="SA"/>
    </style:style>
    <style:style style:name="P73"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505e09" style:font-size-asian="12pt" style:language-asian="ko" style:country-asian="KR" style:font-size-complex="12pt" style:language-complex="ar" style:country-complex="SA"/>
    </style:style>
    <style:style style:name="P74"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75"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76"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77" style:family="paragraph" style:parent-style-name="Preformatted_20_Text" style:list-style-name="L2">
      <style:paragraph-properties fo:margin-left="0.508cm" fo:margin-right="0cm" fo:margin-top="0.3cm" fo:margin-bottom="0cm" style:contextual-spacing="false" fo:line-height="100%" fo:text-align="justify" style:justify-single-word="false" fo:text-indent="-0.508cm" style:auto-text-indent="false" fo:keep-with-next="auto">
        <style:tab-stops>
          <style:tab-stop style:position="0.49cm"/>
          <style:tab-stop style:position="0.499cm"/>
        </style:tab-stops>
      </style:paragraph-properties>
      <style:text-properties style:font-name="Liberation Serif" fo:font-size="12pt" officeooo:rsid="000c953e" officeooo:paragraph-rsid="0063ea2e" style:font-size-asian="12pt" style:language-asian="ko" style:country-asian="KR" style:font-size-complex="12pt" style:language-complex="ar" style:country-complex="SA"/>
    </style:style>
    <style:style style:name="P78"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name-asian="맑은 고딕" style:font-size-asian="12pt" style:language-asian="ko" style:country-asian="KR" style:font-weight-asian="bold" style:font-size-complex="12pt" style:language-complex="ar" style:country-complex="SA" style:font-weight-complex="bold"/>
    </style:style>
    <style:style style:name="P79" style:family="paragraph" style:parent-style-name="Preformatted_20_Text">
      <style:paragraph-properties fo:margin-top="0.3cm" fo:margin-bottom="0cm" style:contextual-spacing="false" fo:line-height="100%" fo:text-align="justify" style:justify-single-word="false"/>
      <style:text-properties style:font-name="Liberation Serif" fo:font-size="12pt" officeooo:rsid="000c953e" officeooo:paragraph-rsid="00f10023" style:font-size-asian="12pt" style:language-asian="ko" style:country-asian="KR" style:font-size-complex="12pt" style:language-complex="ar" style:country-complex="SA"/>
    </style:style>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officeooo:rsid="005d2b66"/>
    </style:style>
    <style:style style:name="T6" style:family="text">
      <style:text-properties fo:font-variant="normal" fo:text-transform="none" style:use-window-font-color="true" fo:font-size="10pt" officeooo:rsid="006466df" style:font-size-asian="10pt" style:font-size-complex="10pt"/>
    </style:style>
    <style:style style:name="T7" style:family="text">
      <style:text-properties fo:font-variant="normal" fo:text-transform="none" style:use-window-font-color="true" fo:font-size="10pt" officeooo:rsid="00660e20" style:font-size-asian="10pt" style:font-size-complex="10pt"/>
    </style:style>
    <style:style style:name="T8" style:family="text">
      <style:text-properties officeooo:rsid="00310d91"/>
    </style:style>
    <style:style style:name="T9" style:family="text">
      <style:text-properties officeooo:rsid="003a2b89"/>
    </style:style>
    <style:style style:name="T10" style:family="text">
      <style:text-properties officeooo:rsid="0036c6be"/>
    </style:style>
    <style:style style:name="T11" style:family="text">
      <style:text-properties officeooo:rsid="00386de6"/>
    </style:style>
    <style:style style:name="T12" style:family="text">
      <style:text-properties fo:font-variant="normal" fo:text-transform="none" style:use-window-font-color="true" fo:font-size="10pt" officeooo:rsid="006466df" style:font-size-asian="10pt" style:font-size-complex="10pt"/>
    </style:style>
    <style:style style:name="T13" style:family="text">
      <style:text-properties fo:font-variant="normal" fo:text-transform="none" style:use-window-font-color="true" fo:font-size="10pt" officeooo:rsid="00660e20" style:font-size-asian="10pt" style:font-size-complex="10pt"/>
    </style:style>
    <style:style style:name="T14"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15" style:family="text">
      <style:text-properties fo:font-variant="normal" fo:text-transform="none" style:use-window-font-color="true" style:font-name="Liberation Serif" fo:font-size="12pt" officeooo:rsid="00608cf5" style:font-size-asian="12pt" style:font-size-complex="12pt" style:language-complex="ar" style:country-complex="SA"/>
    </style:style>
    <style:style style:name="T16" style:family="text">
      <style:text-properties fo:font-variant="normal" fo:text-transform="none" style:use-window-font-color="true" officeooo:rsid="007bd50b"/>
    </style:style>
    <style:style style:name="T17" style:family="text">
      <style:text-properties fo:font-variant="normal" fo:text-transform="none" style:use-window-font-color="true" officeooo:rsid="006466df"/>
    </style:style>
    <style:style style:name="T18" style:family="text">
      <style:text-properties fo:font-variant="normal" fo:text-transform="none" style:use-window-font-color="true" officeooo:rsid="007dbd97"/>
    </style:style>
    <style:style style:name="T19" style:family="text">
      <style:text-properties fo:font-variant="normal" fo:text-transform="none" style:use-window-font-color="true" officeooo:rsid="00660e20"/>
    </style:style>
    <style:style style:name="T20" style:family="text">
      <style:text-properties fo:font-variant="normal" fo:text-transform="none" style:use-window-font-color="true" officeooo:rsid="0063ea2e"/>
    </style:style>
    <style:style style:name="T21" style:family="text">
      <style:text-properties fo:font-variant="normal" fo:text-transform="none" style:use-window-font-color="true" officeooo:rsid="00345bf8"/>
    </style:style>
    <style:style style:name="T22" style:family="text">
      <style:text-properties fo:font-variant="normal" fo:text-transform="none" style:use-window-font-color="true" fo:font-weight="bold" officeooo:rsid="00549094" style:font-weight-asian="bold" style:font-weight-complex="bold"/>
    </style:style>
    <style:style style:name="T23" style:family="text">
      <style:text-properties fo:font-variant="normal" fo:text-transform="none" style:use-window-font-color="true" fo:font-weight="bold" officeooo:rsid="00549034" style:font-weight-asian="bold" style:font-weight-complex="bold"/>
    </style:style>
    <style:style style:name="T24" style:family="text">
      <style:text-properties fo:font-variant="normal" fo:text-transform="none" style:use-window-font-color="true" officeooo:rsid="00322757"/>
    </style:style>
    <style:style style:name="T25" style:family="text">
      <style:text-properties fo:font-variant="normal" fo:text-transform="none" style:use-window-font-color="true" officeooo:rsid="00a22d39"/>
    </style:style>
    <style:style style:name="T26" style:family="text">
      <style:text-properties fo:font-variant="normal" fo:text-transform="none" style:use-window-font-color="true" officeooo:rsid="00a3ae06"/>
    </style:style>
    <style:style style:name="T27" style:family="text">
      <style:text-properties fo:font-variant="normal" fo:text-transform="none" style:use-window-font-color="true" officeooo:rsid="00a47830"/>
    </style:style>
    <style:style style:name="T28" style:family="text">
      <style:text-properties fo:font-variant="normal" fo:text-transform="none" style:use-window-font-color="true" officeooo:rsid="007bd50b" style:language-asian="ko" style:country-asian="KR"/>
    </style:style>
    <style:style style:name="T29" style:family="text">
      <style:text-properties fo:font-variant="normal" fo:text-transform="none" style:use-window-font-color="true" officeooo:rsid="00e3ff3b" style:language-asian="ko" style:country-asian="KR"/>
    </style:style>
    <style:style style:name="T30" style:family="text">
      <style:text-properties fo:font-variant="normal" fo:text-transform="none" style:use-window-font-color="true" officeooo:rsid="00e762e8" style:language-asian="ko" style:country-asian="KR"/>
    </style:style>
    <style:style style:name="T31" style:family="text">
      <style:text-properties fo:font-variant="normal" fo:text-transform="none" style:use-window-font-color="true" officeooo:rsid="006466df" style:language-asian="ko" style:country-asian="KR"/>
    </style:style>
    <style:style style:name="T32" style:family="text">
      <style:text-properties officeooo:rsid="005d2b66"/>
    </style:style>
    <style:style style:name="T33" style:family="text">
      <style:text-properties officeooo:rsid="00625854"/>
    </style:style>
    <style:style style:name="T34" style:family="text">
      <style:text-properties officeooo:rsid="002b3c60"/>
    </style:style>
    <style:style style:name="T35" style:family="text">
      <style:text-properties officeooo:rsid="000313f0"/>
    </style:style>
    <style:style style:name="T36" style:family="text">
      <style:text-properties officeooo:rsid="00472ef0"/>
    </style:style>
    <style:style style:name="T37" style:family="text">
      <style:text-properties officeooo:rsid="0051dcd5"/>
    </style:style>
    <style:style style:name="T38" style:family="text">
      <style:text-properties officeooo:rsid="0052b47d"/>
    </style:style>
    <style:style style:name="T39" style:family="text">
      <style:text-properties officeooo:rsid="005a508b"/>
    </style:style>
    <style:style style:name="T40" style:family="text">
      <style:text-properties officeooo:rsid="0067f84c"/>
    </style:style>
    <style:style style:name="T41" style:family="text">
      <style:text-properties officeooo:rsid="0040b387"/>
    </style:style>
    <style:style style:name="T42" style:family="text">
      <style:text-properties officeooo:rsid="004b3f28"/>
    </style:style>
    <style:style style:name="T43" style:family="text">
      <style:text-properties officeooo:rsid="005636e0"/>
    </style:style>
    <style:style style:name="T44" style:family="text">
      <style:text-properties officeooo:rsid="005d7519"/>
    </style:style>
    <style:style style:name="T45" style:family="text">
      <style:text-properties officeooo:rsid="0063ea2e"/>
    </style:style>
    <style:style style:name="T46" style:family="text">
      <style:text-properties officeooo:rsid="00660e20"/>
    </style:style>
    <style:style style:name="T47" style:family="text">
      <style:text-properties officeooo:rsid="007e3a26"/>
    </style:style>
    <style:style style:name="T48" style:family="text">
      <style:text-properties style:font-name="Liberation Serif" fo:font-size="12pt" fo:language="en" fo:country="US" style:font-size-asian="12pt" style:language-asian="ko" style:country-asian="KR" style:font-size-complex="12pt" style:language-complex="ar" style:country-complex="SA"/>
    </style:style>
    <style:style style:name="T49" style:family="text">
      <style:text-properties style:font-name="Liberation Serif" fo:font-size="12pt" fo:language="en" fo:country="US" officeooo:rsid="00076220" style:font-size-asian="12pt" style:language-asian="ko" style:country-asian="KR" style:font-size-complex="12pt" style:language-complex="ar" style:country-complex="SA"/>
    </style:style>
    <style:style style:name="T50" style:family="text">
      <style:text-properties style:font-name="Liberation Serif" fo:font-size="12pt" fo:language="en" fo:country="US" officeooo:rsid="0027ec2f" style:font-size-asian="12pt" style:language-asian="ko" style:country-asian="KR" style:font-size-complex="12pt" style:language-complex="ar" style:country-complex="SA"/>
    </style:style>
    <style:style style:name="T51" style:family="text">
      <style:text-properties style:font-name="Liberation Serif" fo:font-size="12pt" fo:language="en" fo:country="US" officeooo:rsid="000eede4" style:font-size-asian="12pt" style:language-asian="ko" style:country-asian="KR" style:font-size-complex="12pt" style:language-complex="ar" style:country-complex="SA"/>
    </style:style>
    <style:style style:name="T52" style:family="text">
      <style:text-properties style:font-name="Liberation Serif" fo:font-size="12pt" fo:language="en" fo:country="US" officeooo:rsid="001123bf" style:font-size-asian="12pt" style:language-asian="ko" style:country-asian="KR" style:font-size-complex="12pt" style:language-complex="ar" style:country-complex="SA"/>
    </style:style>
    <style:style style:name="T53" style:family="text">
      <style:text-properties style:font-name="Liberation Serif" fo:font-size="12pt" fo:language="en" fo:country="US" officeooo:rsid="0008a552" style:font-size-asian="12pt" style:language-asian="ko" style:country-asian="KR" style:font-size-complex="12pt" style:language-complex="ar" style:country-complex="SA"/>
    </style:style>
    <style:style style:name="T54" style:family="text">
      <style:text-properties style:font-name="Liberation Serif" fo:font-size="12pt" fo:language="en" fo:country="GB" style:font-size-asian="12pt" style:language-asian="ko" style:country-asian="KR" style:font-size-complex="12pt" style:language-complex="ar" style:country-complex="SA"/>
    </style:style>
    <style:style style:name="T55" style:family="text">
      <style:text-properties style:font-name="Liberation Serif" fo:font-size="12pt" style:font-size-asian="12pt" style:language-asian="ko" style:country-asian="KR" style:font-size-complex="12pt" style:language-complex="ar" style:country-complex="SA"/>
    </style:style>
    <style:style style:name="T56" style:family="text">
      <style:text-properties officeooo:rsid="00938582"/>
    </style:style>
    <style:style style:name="T57" style:family="text">
      <style:text-properties officeooo:rsid="0096ab60"/>
    </style:style>
    <style:style style:name="T58" style:family="text">
      <style:text-properties officeooo:rsid="006969a6"/>
    </style:style>
    <style:style style:name="T59" style:family="text">
      <style:text-properties officeooo:rsid="006a3a81"/>
    </style:style>
    <style:style style:name="T60" style:family="text">
      <style:text-properties officeooo:rsid="006a52cb"/>
    </style:style>
    <style:style style:name="T61" style:family="text">
      <style:text-properties officeooo:rsid="006aa44f"/>
    </style:style>
    <style:style style:name="T62" style:family="text">
      <style:text-properties officeooo:rsid="0096b63c"/>
    </style:style>
    <style:style style:name="T63" style:family="text">
      <style:text-properties officeooo:rsid="00ba598a" style:language-asian="ko" style:country-asian="KR"/>
    </style:style>
    <style:style style:name="T64" style:family="text">
      <style:text-properties officeooo:rsid="00c471d8" style:language-asian="ko" style:country-asian="KR"/>
    </style:style>
    <style:style style:name="T65" style:family="text">
      <style:text-properties officeooo:rsid="00c61df3" style:language-asian="ko" style:country-asian="KR"/>
    </style:style>
    <style:style style:name="T66" style:family="text">
      <style:text-properties officeooo:rsid="00c68300" style:language-asian="ko" style:country-asian="KR"/>
    </style:style>
    <style:style style:name="T67" style:family="text">
      <style:text-properties officeooo:rsid="00c906f6" style:language-asian="ko" style:country-asian="KR"/>
    </style:style>
    <style:style style:name="T68" style:family="text">
      <style:text-properties officeooo:rsid="00caab97" style:language-asian="ko" style:country-asian="KR"/>
    </style:style>
    <style:style style:name="T69" style:family="text">
      <style:text-properties officeooo:rsid="00cb3bf3" style:language-asian="ko" style:country-asian="KR"/>
    </style:style>
    <style:style style:name="T70" style:family="text">
      <style:text-properties officeooo:rsid="00cd37d0" style:language-asian="ko" style:country-asian="KR"/>
    </style:style>
    <style:style style:name="T71" style:family="text">
      <style:text-properties officeooo:rsid="005636e0" style:language-asian="ko" style:country-asian="KR"/>
    </style:style>
    <style:style style:name="T72" style:family="text">
      <style:text-properties officeooo:rsid="00d2cd3b" style:language-asian="ko" style:country-asian="KR"/>
    </style:style>
    <style:style style:name="T73" style:family="text">
      <style:text-properties officeooo:rsid="005a508b" style:language-asian="ko" style:country-asian="KR"/>
    </style:style>
    <style:style style:name="T74" style:family="text">
      <style:text-properties officeooo:rsid="00d9ea22" style:language-asian="ko" style:country-asian="KR"/>
    </style:style>
    <style:style style:name="T75" style:family="text">
      <style:text-properties officeooo:rsid="005d7519" style:language-asian="ko" style:country-asian="KR"/>
    </style:style>
    <style:style style:name="T76" style:family="text">
      <style:text-properties officeooo:rsid="00e9670f" style:language-asian="ko" style:country-asian="KR"/>
    </style:style>
    <style:style style:name="T77" style:family="text">
      <style:text-properties officeooo:rsid="00a7c114"/>
    </style:style>
    <style:style style:name="T78" style:family="text">
      <style:text-properties officeooo:rsid="00ba598a"/>
    </style:style>
    <style:style style:name="T79" style:family="text">
      <style:text-properties officeooo:rsid="009a6126"/>
    </style:style>
    <style:style style:name="T80" style:family="text">
      <style:text-properties officeooo:rsid="00a98dc7"/>
    </style:style>
    <style:style style:name="T81" style:family="text">
      <style:text-properties officeooo:rsid="008a8fc9"/>
    </style:style>
    <style:style style:name="T82" style:family="text">
      <style:text-properties officeooo:rsid="00aff188"/>
    </style:style>
    <style:style style:name="T83" style:family="text">
      <style:text-properties officeooo:rsid="003f7b61"/>
    </style:style>
    <style:style style:name="T84" style:family="text">
      <style:text-properties officeooo:rsid="00443b8c"/>
    </style:style>
    <style:style style:name="T85" style:family="text">
      <style:text-properties officeooo:rsid="00b1e48d"/>
    </style:style>
    <style:style style:name="T86" style:family="text">
      <style:text-properties officeooo:rsid="004442c0"/>
    </style:style>
    <style:style style:name="T87" style:family="text">
      <style:text-properties fo:font-size="12pt" officeooo:rsid="006ad951" style:font-size-asian="12pt" style:language-asian="ko" style:country-asian="KR" style:font-size-complex="12pt" style:language-complex="ar" style:country-complex="SA"/>
    </style:style>
    <style:style style:name="T88" style:family="text">
      <style:text-properties officeooo:rsid="00bb796a"/>
    </style:style>
    <style:style style:name="T89" style:family="text">
      <style:text-properties officeooo:rsid="004f47de"/>
    </style:style>
    <style:style style:name="T90" style:family="text">
      <style:text-properties officeooo:rsid="00be54ef"/>
    </style:style>
    <style:style style:name="T91" style:family="text">
      <style:text-properties officeooo:rsid="00bf3d56"/>
    </style:style>
    <style:style style:name="T92" style:family="text">
      <style:text-properties officeooo:rsid="00bf9689"/>
    </style:style>
    <style:style style:name="T93" style:family="text">
      <style:text-properties officeooo:rsid="00c060d0"/>
    </style:style>
    <style:style style:name="T94" style:family="text">
      <style:text-properties officeooo:rsid="00c1a0fd"/>
    </style:style>
    <style:style style:name="T95" style:family="text">
      <style:text-properties officeooo:rsid="00c397af"/>
    </style:style>
    <style:style style:name="T96" style:family="text">
      <style:text-properties officeooo:rsid="00c471d8"/>
    </style:style>
    <style:style style:name="T97" style:family="text">
      <style:text-properties officeooo:rsid="00c61df3"/>
    </style:style>
    <style:style style:name="T98" style:family="text">
      <style:text-properties officeooo:rsid="00c906f6"/>
    </style:style>
    <style:style style:name="T99" style:family="text">
      <style:text-properties officeooo:rsid="00d53dc8"/>
    </style:style>
    <style:style style:name="T100" style:family="text">
      <style:text-properties officeooo:rsid="00d67636"/>
    </style:style>
    <style:style style:name="T101" style:family="text">
      <style:text-properties officeooo:rsid="00d9ea22"/>
    </style:style>
    <style:style style:name="T102" style:family="text">
      <style:text-properties officeooo:rsid="00dcf8f7"/>
    </style:style>
    <style:style style:name="T103" style:family="text">
      <style:text-properties officeooo:rsid="00e9670f"/>
    </style:style>
    <style:style style:name="T104" style:family="text">
      <style:text-properties officeooo:rsid="00ea83ad"/>
    </style:style>
    <style:style style:name="T105" style:family="text">
      <style:text-properties officeooo:rsid="00ec5a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02520872" text:id="ct102520872">
          <text:deletion>
            <office:change-info>
              <dc:creator>Jan Holesovsky</dc:creator>
              <dc:date>2013-03-26T16:10:00</dc:date>
            </office:change-info>
            <text:p text:style-name="P1"><text:span text:style-name="T1"><text:s/></text:span><text:span text:style-name="T2">LibreOffice source code is dual licensed under</text:span></text:p>
          </text:deletion>
        </text:changed-region>
        <text:changed-region xml:id="ct102520976" text:id="ct102520976">
          <text:deletion>
            <office:change-info>
              <dc:creator>Jan Holesovsky</dc:creator>
              <dc:date>2013-03-26T16:10:00</dc:date>
            </office:change-info>
            <text:p text:style-name="P2"><text:s/>LGPLv3/MPL copyleft licenses.</text:p>
          </text:deletion>
        </text:changed-region>
        <text:changed-region xml:id="ct102521496" text:id="ct102521496">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102521600" text:id="ct102521600">
          <text:deletion>
            <office:change-info>
              <dc:creator>Unknown Author</dc:creator>
              <dc:date>2013-03-27T00:51:00</dc:date>
            </office:change-info>
            <text:p text:style-name="P4"/>
            <text:p text:style-name="P4"/>
          </text:deletion>
        </text:changed-region>
        <text:changed-region xml:id="ct102009112" text:id="ct102009112">
          <text:insertion>
            <office:change-info>
              <dc:creator>Jan Holesovsky</dc:creator>
              <dc:date>2013-03-26T19:48:00</dc:date>
            </office:change-info>
          </text:insertion>
        </text:changed-region>
        <text:changed-region xml:id="ct101989192" text:id="ct101989192">
          <text:deletion>
            <office:change-info>
              <dc:creator>Jan Holesovsky</dc:creator>
              <dc:date>2013-03-26T20:41:00</dc:date>
            </office:change-info>
            <text:p text:style-name="P5">In order to assist users, <text:span text:style-name="T5">the entire support team </text:span>will work together to compile a list of Frequently Asked Questions (FAQ) as a quick reference <text:span text:style-name="T5">for</text:span> future <text:span text:style-name="T5">needs</text:span>. These FAQ, <text:span text:style-name="T5">together will all the documents used during the migration process - especialy presentations and manuals</text:span> <text:span text:style-name="T5">- </text:span>sh<text:span text:style-name="T5">ould be published online </text:span>onto the <text:span text:style-name="T5">organization</text:span>'s website, for easy <text:span text:style-name="T5">access and </text:span>retrieval.</text:p>
          </text:deletion>
        </text:changed-region>
        <text:changed-region xml:id="ct101991064" text:id="ct101991064">
          <text:insertion>
            <office:change-info>
              <dc:creator>Jan Holesovsky</dc:creator>
              <dc:date>2013-03-26T20:06:00</dc:date>
            </office:change-info>
          </text:insertion>
        </text:changed-region>
        <text:changed-region xml:id="ct101991168" text:id="ct101991168">
          <text:deletion>
            <office:change-info>
              <dc:creator>Jan Holesovsky</dc:creator>
              <dc:date>2013-03-26T20:06:00</dc:date>
            </office:change-info>
            <text:p text:style-name="P6">seems to be</text:p>
          </text:deletion>
        </text:changed-region>
        <text:changed-region xml:id="ct101991272" text:id="ct101991272">
          <text:deletion>
            <office:change-info>
              <dc:creator>Jan Holesovsky</dc:creator>
              <dc:date>2013-03-26T20:06:00</dc:date>
            </office:change-info>
            <text:p text:style-name="P6">- i.e. more than 90% - </text:p>
          </text:deletion>
        </text:changed-region>
        <text:changed-region xml:id="ct101991376" text:id="ct101991376">
          <text:deletion>
            <office:change-info>
              <dc:creator>Jan Holesovsky</dc:creator>
              <dc:date>2013-03-26T20:06:00</dc:date>
            </office:change-info>
            <text:p text:style-name="P7"><text:span text:style-name="T6">, </text:span><text:span text:style-name="T7">including VBA patents</text:span></text:p>
          </text:deletion>
        </text:changed-region>
        <text:changed-region xml:id="ct101991480" text:id="ct101991480">
          <text:deletion>
            <office:change-info>
              <dc:creator>Jan Holesovsky</dc:creator>
              <dc:date>2013-03-26T20:12:00</dc:date>
            </office:change-info>
            <text:p text:style-name="P8">In fact, t</text:p>
          </text:deletion>
        </text:changed-region>
        <text:changed-region xml:id="ct101837432" text:id="ct101837432">
          <text:insertion>
            <office:change-info>
              <dc:creator>Jan Holesovsky</dc:creator>
              <dc:date>2013-03-26T20:12:00</dc:date>
            </office:change-info>
          </text:insertion>
        </text:changed-region>
        <text:changed-region xml:id="ct101837536" text:id="ct101837536">
          <text:deletion>
            <office:change-info>
              <dc:creator>Jan Holesovsky</dc:creator>
              <dc:date>2013-03-26T20:13:00</dc:date>
            </office:change-info>
            <text:p text:style-name="P8">new </text:p>
          </text:deletion>
        </text:changed-region>
        <text:changed-region xml:id="ct101837640" text:id="ct101837640">
          <text:deletion>
            <office:change-info>
              <dc:creator>Jan Holesovsky</dc:creator>
              <dc:date>2013-03-26T20:14:00</dc:date>
            </office:change-info>
            <text:p text:style-name="P7"><text:s/></text:p>
          </text:deletion>
        </text:changed-region>
        <text:changed-region xml:id="ct101837744" text:id="ct101837744">
          <text:insertion>
            <office:change-info>
              <dc:creator>Jan Holesovsky</dc:creator>
              <dc:date>2013-03-26T20:15:00</dc:date>
            </office:change-info>
          </text:insertion>
        </text:changed-region>
        <text:changed-region xml:id="ct101837848" text:id="ct101837848">
          <text:deletion>
            <office:change-info>
              <dc:creator>Jan Holesovsky</dc:creator>
              <dc:date>2013-03-26T20:15:00</dc:date>
            </office:change-info>
            <text:p text:style-name="P9">done</text:p>
          </text:deletion>
        </text:changed-region>
        <text:changed-region xml:id="ct101837952" text:id="ct101837952">
          <text:deletion>
            <office:change-info>
              <dc:creator>Jan Holesovsky</dc:creator>
              <dc:date>2013-03-26T20:15:00</dc:date>
            </office:change-info>
            <text:p text:style-name="P10">u</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리브레오피스로 전환하기<text:line-break/>(소프트웨어 및 문서 자유화)</text:p>
      <text:p text:style-name="P23"/>
      <text:p text:style-name="P33">리브레오피스는 <text:span text:style-name="T79">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33"><text:change text:change-id="ct102520872"/><text:change text:change-id="ct102520976"/>리브레오피스는 개인용 뿐만 아니라 어떤 기관/단체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31"><text:span text:style-name="T24">리브레오피스는 </text:span><text:span text:style-name="T25">NATO를 비롯한 전세계 기관/단체에서 인정한 ISO </text:span><text:span text:style-name="T26">표준 오픈도큐먼트 형식(ODF)를 기본 파일 형식으로 사용합니다. </text:span><text:span text:style-name="T27">ODF 형식은 파일은 다음과 같은 확장자를 갖습니다. 텍스트 문서: .odt, 스프레드시트: .ods, 프레젠테이션: .odp, 도형그리기: .odg, 데이터베이스: .odb, 수학 수식: .odf</text:span></text:p>
      <text:p text:style-name="P24"><text:span text:style-name="T77">리브레오피스는 </text:span><text:span text:style-name="T41">"Hybrid PDF" 형식으로 문서를 저장할 수 있습니다. 이는 </text:span><text:span text:style-name="T77">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25">리브레오피스에서는 단축키를 이용하여 문서를 이메일 첨부 파일로 바로 보낼 수 있습니다.<text:span text:style-name="T80">(</text:span>ODF, PDF (<text:span text:style-name="T81">H</text:span>ybrid <text:span text:style-name="T80">포함</text:span>), <text:span text:style-name="T36">MS Office 형식 등</text:span><text:span text:style-name="T80">)</text:span></text:p>
      <text:p text:style-name="P29"><text:change text:change-id="ct102521496"/>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34"/>
      <text:p text:style-name="P30">리브레오피스로 전환하기</text:p>
      <text:p text:style-name="P26"><text:span text:style-name="T2">리브레오피스는 대부분의 사용자들이 개인적인 용도나 사무적인 용도에서 필요로 하는 거의 모든 일과 연관된 프로그램들을 제공합니다. 개인적인 수준에서 리브레오피스로 전환하는 것은 무척 쉽습니다. 하지만 기관 단위에서의 전환은 집단 수준에서의 기존 사용 습관의 저항, 써드파티 독점 소프트웨어나 문서 서식, 매크로 등을 포함한 기존 </text:span><text:span text:style-name="T82">IT 인프라와의 통합 등의 문제가 </text:span><text:soft-page-break/><text:span text:style-name="T82">존재하기 때문에 </text:span><text:span text:style-name="T2">상당히 복잡한 노력을 필요로 합니다.</text:span></text:p>
      <text:p text:style-name="P27"><text:span text:style-name="T83">하지만 반대로 단체의 일처리 방식에 대한 고민을 해볼 수 있는 좋은 기회가 될 수도 있습니다. 예를 들어 리브레오피스로 전환하기 전에 기존에 사용하던 비주얼 베</text:span><text:span text:style-name="T83">이직 매크로들을 살펴 불필요한 매크로는 없는지, 좀더 개선할 수 있는지 확인해 볼 수 있습니다. 같은 방식으로 문서 서식이나 독점 플러그인의 필요성/개선 필요성 여부를 확인할 수 있습니다.</text:span></text:p>
      <text:p text:style-name="P28"><text:span text:style-name="T84">리브레오피스 </text:span><text:span text:style-name="T85">4.0부터는 CMIS(</text:span><text:span text:style-name="T84">Content Management Interoperability Services , </text:span><text:span text:style-name="T85">컨텐츠 관리 상호 운용 서비스)의 구현으로 </text:span><text:span text:style-name="T86">MS</text:span><text:span text:style-name="T84"> SharePoint, IBM FileNet, Alfresco , Nuxeo 등과 같은 컨텐츠 관리 시스템에 접근하여 읽고 수정하는데 </text:span><text:span text:style-name="T85">별도의 플러그인이 필요한 경우가 대폭 줄었습니다.</text:span></text:p>
      <text:p text:style-name="P35"/>
      <text:p text:style-name="P47">전환 프로세스 시작하기</text:p>
      <text:p text:style-name="Autore"><text:span text:style-name="T78">리브레오피스로 전환을 위한 써드파티 프로그램, 서식 파일 매크로 등의 점검이 끝나면, 시범 프로젝트 구현 작업을 진행합니다. 시범 프로젝트는 </text:span><text:span text:style-name="T63">전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P54">시범 프로젝트의 참여자들은 기관/단체의 전체 작업 흐름에 대해 익숙하고 리브레오피스를 사용할 줄 알아야 합니다. 또는 그러한 사람들에게 자문을 구할 수 있어야 합니다.</text:p>
      <text:p text:style-name="Autore"><text:span text:style-name="T35">도큐먼트재단</text:span><text:span text:style-name="T88">(</text:span><text:span text:style-name="T89">The Document Foundation</text:span><text:span text:style-name="T88">)은 다른 오피스 스위트에서 리브레오피스로의 전환 경험이 많고, 프로젝트 관리, 개발, 교육 및 지원 분야에 전문적인 서비스를 제공하는 개인/업체 목록을 제공합니다. 기관/단체에서 리브레오피스로의 대규모 전환 작업을 진행할 때에는 이러한 전문적인 서비스를 이용하는 것이 좋습니다. 이는 또한 좀더 심층적인 소프트웨어 개발에 필요한 경제적 자원을 확보하는데 도움이 됩니다.</text:span></text:p>
      <text:p text:style-name="P55">시범 프로젝트는 다음 주요 목표를 가집니다.</text:p>
      <text:list xml:id="list6227901645349681602" text:style-name="L1">
        <text:list-item>
          <text:p text:style-name="P61"><text:span text:style-name="T42">주요 문서, 서식, 매크로: 더이상 사용하지 않거나 리브레오피스로 이전 후 사용하지 않을 문서, 서식, 매크로 제거하기. 문서나 서식은 표준 </text:span><text:span text:style-name="T90">ODF 형식으로 변환하여 계속 사용할 수 있지만, 매크로는 적절한 기술을 이용하여 새로 작성해야 합니다.</text:span></text:p>
        </text:list-item>
        <text:list-item>
          <text:p text:style-name="P61">써드 파티 소프트웨어를 이용하는 문서 중 <text:span text:style-name="T91">기관/단체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61"><text:soft-page-break/><text:span text:style-name="T92">(특히 CRM이나 ERP 환경에서) MS 오피스에 의존적인 프로그램이나 도구 목록 만들기. 이러한 프로그램들은 리브레오피스와의 호환성을 확인해야 합니다. 예를 들어 </text:span><text:span text:style-name="T93">CMIS 연결과 같은 대체 방법 등이 있는지 확인합니다. </text:span><text:span text:style-name="T92"><text:s/>팀 리더나 그룹 매니저들에게 설문 조사를 하여 </text:span><text:span text:style-name="T93">MS 오피스와 상호 작업을 하는데 </text:span><text:span text:style-name="T92">더 나은 해결책을 얻을 수도 있습니다.</text:span></text:p>
        </text:list-item>
      </text:list>
      <text:p text:style-name="Autore">전환시 문제 발생을 최소화하고 생산성을 극대화시키려면, 사용자를 위한 “리브레오피스 사용 안내” 패키지를 만드는 것이 좋습니다. 여기에는 리브레오피스의 기본 기능과 <text:span text:style-name="T94">MS 오피스와의 차이점 등을 포함합니다.</text:span></text:p>
      <text:p text:style-name="P56"/>
      <text:p text:style-name="P19">표준 오픈도큐먼트로 변경하기</text:p>
      <text:p text:style-name="Autore"><text:span text:style-name="T37">모든 문서를 표준 </text:span><text:span text:style-name="T95">ODF 형식으로 변경할 때, 오래된 또는 현재 사용중인 MS 로피스 문서 형식 파일 중 (MS 오피스와 같은) 독점 오피스 스위트 사용자와 교환해야 하는 파일을 따로 구분하여 분류하는 것이 중요합니다. 파일 공유는 개발 및 정보 교환을 효과적으로 하는데 핵심적인 부분이므로 상당히 중요한 문제입니다. ODF 형식을 기본 문서 형식으로 사용하면 모든 정보 자산의 노후화</text:span><text:span text:style-name="T96">(오래됨)나 특정 업체에 종속을 방지할 수 있는 저장소를 만</text:span><text:span text:style-name="T64">드는 데 많은 이점이 있습니다.</text:span></text:p>
      <text:p text:style-name="Autore"><text:span text:style-name="T37">전환시에는 반드시 </text:span><text:span text:style-name="T97">MS 오피스를 사용해야 하는 일부 사용자를 제외한 모든 사용자들에게 리브레오피스를 설치하고 사용하도록 하는 것이 좋습니다.</text:span></text:p>
      <text:p text:style-name="P57"><text:change text:change-id="ct102521600"/><text:span text:style-name="T65">다른 사람과 문서를 주고 받을 경우에, 상대방이 </text:span><text:span text:style-name="T66">MS 오피스</text:span><text:span text:style-name="T65">2007 이상 버전을 사용한다면 ODF 1.2 에 따르는 ODF 형식을 읽거나 쓸 수 있습니다.</text:span><text:span text:style-name="T66">(주요 기능 중 일부는 사용할 수 없을 수도 있습니다)</text:span><text:span text:style-name="T65"> 혹 상대방이 리브레오피스를 사용하지 않거나 단순히 읽거나 인쇄하기만 한다면, </text:span><text:span text:style-name="T66">PDF 형식으로 변환하여 전달할 수도 있습니다. PDF 형식의 경우 읽기 전용의 최종 버전으로 만들 수도 있고, 하이브리드 PDF 처럼 리브레오피스를 이용하여 전체 편집이 가능한 버전으로 만들 수도 있습니다.</text:span></text:p>
      <text:p text:style-name="P62">일반 사용자들에게는 각 문서에 상호 운용성이 좋은 파일 형식을 사용하는 것이 불필요한 것처럼 느껴질 수도 있습니다. 하지만 사용자나 해당 기관/단체가 독점 형식의 제한에서 벗어나기 위해서는 매우 중요한 문제입니다. 독점적인 문서 형식은 사용자의 자유를 제한하는 것뿐만 아니라 사용자의 정보 자산에 대한 소유권 또한 제한한다는 것을 명심해야 합니다.</text:p>
      <text:p text:style-name="P50"/>
      <text:p text:style-name="P53">기관/단체의 “테크니컬 리더” 판별하기</text:p>
      <text:p text:style-name="Autore"><text:span text:style-name="T38">시범 프로젝트와 </text:span><text:span text:style-name="T98">ODF로 전환이 완료되면, 이제 기관/단체의 “테크니컬 리더”가 누구인지 판별해야 합니다. </text:span><text:span text:style-name="T67">테크니컬 리더는 자신이 가진 기술과 능력으로 타인에게 인정받는 사람들을 의미</text:span><text:soft-page-break/><text:span text:style-name="T67">합니다. 예를 들어, 다른 </text:span><text:span text:style-name="T68">사람들이 </text:span><text:span text:style-name="T67">최신 스마트폰이나 </text:span><text:span text:style-name="T68">PC를 사기 전에 물어보는 사람이나 프로그램 사용법 등을 물어보는 사람입니다.</text:span></text:p>
      <text:p text:style-name="P58"><text:span text:style-name="T68">“테크니컬 리더”들은 리브레오피스 에반젤리스트</text:span><text:span text:style-name="T69">(열혈한 지지자, 전파자)가 되거나 다른 사람들의 문제를 해결해 주는 역할을 할 수 있기 때문에 오피스 스위트 </text:span><text:span text:style-name="T68">전환 작업에 중요한 역할을 할 수 있습니다. 기관/단체의 관리급에서는 이러한 “테크니컬 리더”의 역할을 인정하고 지원하며, 인센티브를 지급하는 등으로 격려해줘야 합니다.</text:span></text:p>
      <text:p text:style-name="P58"><text:span text:style-name="T68">그리고 “테크니컬 리더”와 중간 및 상위 관리자, </text:span><text:span text:style-name="T70">IT 지원팀을 모아 간단한 리브레오피스 설명회를 여는 것이 좋습니다. 이 설명회를 통해 리브레오피스 전환에 필요한 비용/구매 품목에 대한 결정과 전환 과정에 대한 의사 결정권자들의 이해를 도울 수 있습니다.</text:span></text:p>
      <text:p text:style-name="P63">이렇게 이해 관계자들을 설득하고 나면, 그들을 통해 다른 직원들에게 전환 작업에 대해 알릴 수 있습니다. 그리고 리브레오피스 설치 및 사용법 교육 후 직원들이 가능한 빨리 리브레오피스에 익숙해지도록 격려할 수 있습니다.</text:p>
      <text:p text:style-name="P63">중<text:span text:style-name="T99">간 및 상</text:span>위 관리자와 “테크니컬 리더”가 함께 섞인 팀은 기관/단체의 다양한 분야를 동시에 공략할 수 있습니다. 정기적인 모임을 만들어 오피스 스위트 전환 작업의 중간 단계마다 함께 모여 각자의 경험과 흔히 부딪히는 문제에 대한 해결책들을 논의합니다.</text:p>
      <text:p text:style-name="P67"/>
      <text:p text:style-name="P70">교육 및 사용자 지원 제공하기</text:p>
      <text:p text:style-name="P59"><text:span text:style-name="T71">리브레오피스 사용 교육은 </text:span><text:span text:style-name="T72">IT 부서 직원, 관리자를 포함한 모든 사용자들에게 행해져야 합니다. 이 교육 과정에 </text:span><text:span text:style-name="T43">리브레오피스</text:span><text:span text:style-name="T71">의 특징, 장점, 기능, </text:span><text:span text:style-name="T72">MS 오피스와의 주요 차이점 등을 설명하는 고급 교육 과정을 포함하는 것이 좋습니다.</text:span></text:p>
      <text:p text:style-name="Autore">교육 과정의 또다른 목적은 사용자들에게 오피스 스위트 전환 프로젝트의 정당성과 목적을 이해시켜, 전환 프로젝트가 단순히 예산 문제로 인한 것이 아님을 주지시키는데 있습니다. 리브레오피스로의 전환을 통해 공개 표준 형식을 사용할 수 있는 기회를 갖을 수 있으며, 각 개인의 창작물의 자유를 보장하고 특정 회사에 종속되는 것을 방지할 수 있게 됩니다.</text:p>
      <text:p text:style-name="Autore">관리자를 포함한 사용자들을 각자의 기술 능력, 교육 필요 정도, 소속 부서 등에 따라 구분을 합니다. 이러한 구분은 전환 작업의 기초로, 그룹 단위로 체계적인 교육을 실시할 수 있습니다.</text:p>
      <text:p text:style-name="Autore"><text:span text:style-name="T34">도큐먼트재단</text:span><text:span text:style-name="T100">(</text:span><text:span text:style-name="T34">The </text:span><text:span text:style-name="T39">Document Foundation</text:span><text:span text:style-name="T100">)은 교육 프로그램 예시 및 인증된 강사 목록을 제공하고 있습니다. 인증된 강사의 확보는 리브레오피스 생태계 발전에 중요한 단계로, <text:s/>이러한 노력을 통해 리브레오피스를 보급하거나 MS 오피스에서 리브레오피스로 전환하려는 기관/단체에 필요한 모든 가치있는 서비스를 제공하고 있습니다.</text:span></text:p>
      <text:p text:style-name="Autore"><text:span text:style-name="T39">사용자 지원을 위해서는 사용자 지원팀이 합</text:span><text:span text:style-name="T73">심하여</text:span><text:span text:style-name="T39"> 간편한 사용자 안내 등의 자료를 축적해야 합니다. </text:span><text:span text:style-name="T73">예를 들어 전환 과정에 사용되는 모든 문서</text:span><text:span text:style-name="T74">(특히 프레젠테이션이나 설명서)와 </text:span><text:span text:style-name="T39">자주 묻</text:span><text:soft-page-break/><text:span text:style-name="T39">는 질문</text:span><text:span text:style-name="T101">(FAQ) </text:span><text:span text:style-name="T74">목록 등을 만들어 전환 과정 도중 참고할 수 있도록 기관/단체의 웹사이트 등에 게시하는 것이 좋습니다.</text:span></text:p>
      <text:p text:style-name="P64"><text:span text:style-name="T101">이와 함께 기술 지원팀의 교육도 중요합니다. </text:span><text:span text:style-name="T102">(동료들에게 가장 먼저 조언을 해주는) </text:span><text:span text:style-name="T101">“테크니컬 리더”들도 자신들의 부서에서 발생한 문제들은 해결하기 어려운 경우가 있어 기술 지원팀의 조언을 얻어야 하거나, 항상 낮은 수준의 문제만 발생하는 것이 아니기 때문에 기술 지원팀의 지원 수준도 계속 높아져야 합니다.</text:span></text:p>
      <text:p text:style-name="P64"><text:span text:style-name="T101">기술 지원팀은 리브레오피스 전환 과정 단계에 따라 기관/단체 내부에서 구성하거나 외부의 도움을 받을 수도 있습니다.</text:span></text:p>
      <text:p text:style-name="P64"><text:change-start text:change-id="ct102009112"/><text:span text:style-name="T101"/></text:p>
      <text:p text:style-name="P60"><text:change-end text:change-id="ct102009112"/>고급 지원</text:p>
      <text:p text:style-name="P68"><text:span text:style-name="T16">시도했던 많은 방법들이 모두 실패하거나, </text:span><text:span text:style-name="T28">사용자측의 문제가 아닌 경우에 고급 지원 시스템을 통해 리브레오피스를 직접 수정해야 합니다. 리브레오피스 생태계 시스템은 고급 개발자들을 통해 미구현된 기능, 버그, 문제 재발 등의 기술적 문제를 해결해주는 인증된 써드 레벨 지원을 하고 있습니다.</text:span></text:p>
      <text:p text:style-name="P68"><text:span text:style-name="T29">여기서 중요한 점은 인증된 개발자에 의해 개선된 코드를 항상 리브레오피스 개발팀으로 보내 다른 리브레오피스 사용자들도 그 혜택을 누릴 수 있도록 해야 한다는 점입니다. 이것이 리브레오피스 전체 생태계가 가지는 선순환 효과입니다.</text:span></text:p>
      <text:p text:style-name="P68"><text:span text:style-name="T29">이러한 고급 지원 시스템 없이 대형 기관/단체에 리브레오피스를 보급하거나 리브레오피스로 전환하는 것은 굉장히 위험하여, 전체 프로젝트가 실패하게 될 수도 있습니다. 따라서 고급 지원팀을 구성하여 직면할 수 있는 문제들을 적절한 시간내에 처리할 수 있도록 해야합니다. 커뮤니티 포럼, 메일링, 버그 추적 시스템 등을 이용한 지원 체계는 매우 유용하지만 때로는 이것만으로는 처리할 수 없는 문제도 발생하므로 반드시 자체</text:span><text:span text:style-name="T30">(또는 외부) 고급 지원팀을 구성해야 합니다.</text:span></text:p>
      <text:p text:style-name="P68"><text:change text:change-id="ct101989192"/><text:span text:style-name="Teletype"><text:span text:style-name="T14"/></text:span></text:p>
      <text:p text:style-name="P20">각 개인용 컴퓨터에 리브레오피스 설치하기</text:p>
      <text:p text:style-name="P69"><text:span text:style-name="T44">각 개인용 컴퓨터</text:span><text:span text:style-name="T75">에 리브레오피스를 설치하는 작업은 미리 계획을 잡아야 합니다. 작업 일정은 교육 일정에 맞춰 사용자들이 첫번째 교육을 수료하는 즉시 리브레오피스를 사용할 수 있도록 결정합니다.</text:span><text:span text:style-name="T76">(특수한 이유로 MS 오피스를 사용하도록 허가받은 사용자들도 리브레오피스 교육을 받도록 하며, 해당 사용자의 컴퓨터에도 리브레오피스를 설치하도록 합니다.)</text:span></text:p>
      <text:p text:style-name="P65"><text:span text:style-name="T103">배포 방법은 각 기관/단체의 </text:span><text:span text:style-name="T104">IT 기반 시스템의 특성에 맞게 선택합니다. 적정한 시스템 관리 프로그램을 이용하면 모든 플랫폼에서 대규모 배포를 할 수 있습니다. Windows환경에서라면 </text:span><text:soft-page-break/><text:span text:style-name="T104">MSI 편집기(InstEd, Orca)를 이용하여 .msi 패키지를 수정한 뒤, 그룹 정책(</text:span><text:span text:style-name="T15">Group Policy Object</text:span><text:span text:style-name="T104">)을 생성하여 소프트웨어 패키지를 배포할 수 있습니다.</text:span></text:p>
      <text:p text:style-name="P66"><text:span text:style-name="T105">MS 오피스를 사용하도록 허가받은 사용자의 경우, 특정 상호 운용적 요구(문서에 C* 폰트 사용 금지 등)를 숙지하도록 교육합니다.</text:span></text:p>
      <text:p text:style-name="P66"><text:span text:style-name="T105"/></text:p>
      <text:p text:style-name="P78">리브레오피스로의 전환 성공 사례에서 배우기</text:p>
      <text:p text:style-name="Autore"><text:span text:style-name="T17">리브레오피스는 </text:span><text:span text:style-name="T31">거의 모든 규모의 기관/단체에서 일하는 대부분의 사용자들이 필요한 기능 이상을 갖고 있습니다. </text:span></text:p>
      <text:p text:style-name="P79"><text:span text:style-name="T17">LibreOffice feature set </text:span><text:change-start text:change-id="ct101991064"/><text:span text:style-name="T18">is</text:span><text:change-end text:change-id="ct101991064"/><text:change text:change-id="ct101991168"/><text:span text:style-name="T17"> more than adequate for the everyday needs of the majority </text:span><text:change text:change-id="ct101991272"/><text:span text:style-name="T17">of the users inside organizations of any size. In general, the few technical obstacles are related to spreadsheets using advanced features or to MS Office macros, which are often difficult to migrate for a number of reasons</text:span><text:change text:change-id="ct101991376"/><text:span text:style-name="T19">.</text:span></text:p>
      <text:p text:style-name="P48"><text:span text:style-name="T46">Users </text:span>should be able to produce <text:span text:style-name="T46">documents using LibreOffice </text:span>right after the training: <text:span text:style-name="T46">therefore, </text:span>it is crucial to complete <text:span text:style-name="T46">the </text:span>set up and <text:span text:style-name="T46">the </text:span>test of the workstations before <text:span text:style-name="T46">the </text:span>training begins, <text:span text:style-name="T46">as any</text:span> delay <text:span text:style-name="T46">in the installation of LibreOffice </text:span>will diminish the effect of the training itself. <text:span text:style-name="T46">It is also extremely important to offer</text:span> a reference point for any problem connected to the <text:span text:style-name="T46">migration, starting from "technology leaders" up to trained support personnel</text:span>.</text:p>
      <text:p text:style-name="P51"><text:change text:change-id="ct101991480"/><text:change-start text:change-id="ct101837432"/><text:span text:style-name="T47">T</text:span><text:change-end text:change-id="ct101837432"/>he production of the first few documents will create a lasting perception about the quality of LibreOffice in the mind of the users: a smooth process will motivate them to continue and try <text:change text:change-id="ct101837536"/>more advanced features, while stumbling into a problem - even a trivial one - will discourage them and leave a negative feeling.</text:p>
      <text:p text:style-name="P52">The biggest problem, <text:span text:style-name="T46">then,</text:span> <text:span text:style-name="T46">is</text:span> <text:span text:style-name="T33">the</text:span> resistance to change, <text:span text:style-name="T33">which is </text:span><text:span text:style-name="T46">a side effect</text:span><text:span text:style-name="T33"> of</text:span> the introduction of <text:span text:style-name="T33">a</text:span> <text:span text:style-name="T33">new </text:span>technology <text:span text:style-name="T46">in any large organization </text:span><text:span text:style-name="T56">(and not specifically related to LibreOffice as such)</text:span>. <text:span text:style-name="T33">This </text:span>it often seen <text:span text:style-name="T33">as </text:span>a burden, in addition to every<text:change text:change-id="ct101837640"/>day’s work, <text:span text:style-name="T33">and has to be tackled with a carefully crafted communication strategy</text:span>. <text:span text:style-name="T33">Users</text:span> have to be persuaded that the new tools, after some training, can provide <text:span text:style-name="T33">a better and more rewarding user experience</text:span>.</text:p>
      <text:p text:style-name="P21">Typical reasons for resistance to change <text:span text:style-name="T33">are:</text:span></text:p>
      <text:list xml:id="list6612493862772777239" text:style-name="L2">
        <text:list-item>
          <text:p text:style-name="P71">The fear of the unknown, which triggers the fear of not being good enough to deal with the new technology;</text:p>
        </text:list-item>
        <text:list-item>
          <text:p text:style-name="P72"><text:span text:style-name="T33">The perception that the change is being imposed by the </text:span><text:span text:style-name="T45">top </text:span><text:span text:style-name="T33">management, which </text:span><text:span text:style-name="T45">is not using the new tool to the same extent of middle managers and employees;</text:span></text:p>
        </text:list-item>
        <text:list-item>
          <text:p text:style-name="P73"><text:span text:style-name="T45">A p</text:span>oor communication <text:span text:style-name="T45">strategy</text:span>: <text:span text:style-name="T45">w</text:span>hen it comes to <text:span text:style-name="T45">a </text:span>change management <text:span text:style-name="T45">process </text:span>there's no such thing as too much communication;</text:p>
        </text:list-item>
        <text:list-item>
          <text:p text:style-name="P73"><text:soft-page-break/><text:span text:style-name="T45">A c</text:span>hange <text:span text:style-name="T45">of the</text:span> routine, <text:span text:style-name="T45">which translated into a change - or perceived reduction - of the user's </text:span>comfort zone;</text:p>
        </text:list-item>
        <text:list-item>
          <text:p text:style-name="P73"><text:span text:style-name="T45">A l</text:span>ow trust <text:span text:style-name="T45">in the organization's, management's or personal capability to </text:span>competently manage the change;</text:p>
        </text:list-item>
        <text:list-item>
          <text:p text:style-name="P73"><text:span text:style-name="T45">A m</text:span>isunderstanding about the need for <text:span text:style-name="T45">a </text:span>change, <text:span text:style-name="T45">e</text:span>specially from those who strongly believe <text:span text:style-name="T45">that </text:span>the current way of doing things works well... and has <text:change-start text:change-id="ct101837744"/><text:span text:style-name="T47">been</text:span><text:change-end text:change-id="ct101837744"/><text:change text:change-id="ct101837848"/> for twenty years!</text:p>
        </text:list-item>
        <text:list-item>
          <text:p text:style-name="P77"><text:span text:style-name="T20">A c</text:span><text:span text:style-name="T21">hange in the status quo, </text:span><text:span text:style-name="T20">which triggers the </text:span><text:span text:style-name="T21">perception </text:span><text:span text:style-name="T20">that at the end of the process one's situation will be worse than before (because the change </text:span><text:span text:style-name="T21">favo</text:span><text:change text:change-id="ct101837952"/><text:span text:style-name="T21">rs another group, </text:span><text:span text:style-name="T20">such as younger people in the case of old loyal employees).</text:span></text:p>
        </text:list-item>
      </text:list>
      <text:p text:style-name="P49"><text:span text:style-name="T19">Of course, t</text:span>he <text:span text:style-name="T46">"</text:span>brute force<text:span text:style-name="T46">"</text:span> method <text:span text:style-name="T46">- which consists in installing LibreOffice and eradicating </text:span>MS Office <text:span text:style-name="T46">without any previous warning -</text:span> <text:span text:style-name="T46">is the worst of all choices, as it creates </text:span><text:span text:style-name="T40">a rejection effect which kills any hope of success.</text:span></text:p>
      <text:p text:style-name="P39"><text:span text:style-name="T22">A focused c</text:span><text:span text:style-name="T23">ommunication </text:span><text:span text:style-name="T22">strategy</text:span></text:p>
      <text:p text:style-name="P37"><text:span text:style-name="T40">In order to reduce the impact on the organization of the </text:span><text:span text:style-name="T34">migrati</text:span><text:span text:style-name="T40">on</text:span><text:span text:style-name="T34"> from </text:span><text:span text:style-name="T40">MS</text:span><text:span text:style-name="T34"> Office to LibreOffice, </text:span><text:span text:style-name="T40">it </text:span><text:span text:style-name="T34">is </text:span><text:span text:style-name="T40">extremely important to communicate to all stakeholders - first of all, to all office suite users - the reasons behind such a large</text:span><text:span text:style-name="T34"> organizational change. In fact, although the two </text:span><text:span text:style-name="T40">office </text:span><text:span text:style-name="T34">suites are </text:span><text:span text:style-name="T40">almost identical on a feature-by-feature basis, </text:span><text:span text:style-name="T34">users </text:span><text:span text:style-name="T40">do </text:span><text:span text:style-name="T40">not</text:span><text:span text:style-name="T34"> understand why th</text:span><text:span text:style-name="T40">ey have to change habits</text:span><text:span text:style-name="T34"> rooted in years of work, which have </text:span><text:span text:style-name="T40">often </text:span><text:span text:style-name="T34">become automatic.</text:span></text:p>
      <text:p text:style-name="P36">The suggested approach should include the following messages:</text:p>
      <text:list xml:id="list7189619984536768646" text:style-name="L3">
        <text:list-item>
          <text:p text:style-name="P74">Outline of the migration process and rationale;</text:p>
        </text:list-item>
        <text:list-item>
          <text:p text:style-name="P74">Short introduction to LibreOffice and Free Software basic concepts;</text:p>
        </text:list-item>
        <text:list-item>
          <text:p text:style-name="P74">Migration project schedule, with a summary of the different steps directly involving users;</text:p>
        </text:list-item>
        <text:list-item>
          <text:p text:style-name="P75"><text:span text:style-name="T57">Request for </text:span><text:span text:style-name="T62">collaboration</text:span><text:span text:style-name="T57">, </text:span><text:span text:style-name="T62">by contributing </text:span><text:span text:style-name="T57">documents/applications/work flows </text:span><text:span text:style-name="T62">which are critical for each user productivity;</text:span></text:p>
        </text:list-item>
        <text:list-item>
          <text:p text:style-name="P76"><text:span text:style-name="T62">O</text:span><text:span text:style-name="T57">utline of the training s</text:span><text:span text:style-name="T62">chedule, and of additional training opportunities;</text:span></text:p>
        </text:list-item>
        <text:list-item>
          <text:p text:style-name="P76"><text:span text:style-name="T62">Outline of the new </text:span><text:span text:style-name="T57">support </text:span><text:span text:style-name="T62">infrastructure in place </text:span><text:span text:style-name="T57">after the training </text:span><text:span text:style-name="T62">and at the end of the migration process;</text:span></text:p>
        </text:list-item>
        <text:list-item>
          <text:p text:style-name="P76"><text:span text:style-name="T62">Request for </text:span><text:span text:style-name="T57">feedback </text:span><text:span text:style-name="T62">during the entire process, and summary of the mechanism for managing the feedback.</text:span></text:p>
        </text:list-item>
      </text:list>
      <text:p text:style-name="P38"><text:span text:style-name="T62">A</text:span> <text:span text:style-name="T58">carefully crafted </text:span>change management communication plans should be targeted to the different constituencies likely to receive the message, <text:span text:style-name="T58">which are </text:span>represented not only by functional units <text:span text:style-name="T58">inside</text:span> the organizational chart, but also by <text:span text:style-name="T58">the </text:span>different types of people <text:soft-page-break/>within those functional units.</text:p>
      <text:p text:style-name="P38"><text:span text:style-name="T58">The </text:span>different types of people are captured by the categories of change adopters, <text:span text:style-name="T58">which </text:span>have been adapted to modern marketing plans: <text:span text:style-name="T58">innovators, early adopters, early majority, late majority and laggards (or conservative traditionalists).</text:span></text:p>
      <text:p text:style-name="P37">Innovators are the people who by nature always want to try new things, <text:span text:style-name="T59">and will be at the front of any migration process to a new or different technology</text:span>. <text:span text:style-name="T59">Although they are </text:span><text:span text:style-name="T59">just 2,5% of the total, t</text:span>hey try a lot of things that never make it, but they always are up for something new: the<text:span text:style-name="T59">y</text:span> are the people who want the change to be made even before <text:span text:style-name="T59">the </text:span><text:span text:style-name="T59">management decides for it.</text:span></text:p>
      <text:p text:style-name="P37"><text:span text:style-name="T59">The ea</text:span>rly <text:span text:style-name="T59">a</text:span>dopters are <text:span text:style-name="T59">the</text:span> typical opinion leaders, <text:span text:style-name="T59">and </text:span>are the people that others want to check with to see if a change is worth doing. The<text:span text:style-name="T59">y</text:span> are not as adventurous as innovators, but will typically be keeping track of what things are new to see what might be worthwhile, <text:span text:style-name="T59">as </text:span>they <text:span text:style-name="T59">see</text:span> change <text:span text:style-name="T59">under a positive light.</text:span></text:p>
      <text:p text:style-name="P37">Early adopters can be any<text:span text:style-name="T59">where</text:span>, regardless of title or position. <text:span text:style-name="T59">A</text:span>ny change communication plan <text:span text:style-name="T59">should</text:span> begins by targeting these people, because their influence is essential and their resistance will make any change efforts futile. Early adopters <text:span text:style-name="T59">are</text:span> about 13,5% of any population.</text:p>
      <text:p text:style-name="P37"><text:span text:style-name="T59">T</text:span>he <text:span text:style-name="T59">e</text:span>arly <text:span text:style-name="T59">m</text:span>ajority <text:span text:style-name="T59">is</text:span> a bit more conservative than the early adopters, <text:span text:style-name="T59">and</text:span> adopt<text:span text:style-name="T59">s</text:span> new ideas just before the average member of any group does, but don't tend to keep track of things that might be new and exciting. <text:s/>They take longer to believe in a new change, <text:span text:style-name="T59">and will </text:span>follow change with "deliberate willingness" but won't lead <text:span text:style-name="T59">it</text:span>. <text:span text:style-name="T59">They</text:span> mak<text:span text:style-name="T59">e</text:span> up about 34% of a<text:span text:style-name="T59">ny</text:span> population.</text:p>
      <text:p text:style-name="P37"><text:span text:style-name="T59">The early majority </text:span>won't move to accept change without the encouragement and <text:span text:style-name="T59">the </text:span>leadership of the early adopters. They will take more time and attention to win over <text:span text:style-name="T59">in comparison with any other group</text:span>, and this is the <text:span text:style-name="T59">single </text:span>point where most <text:span text:style-name="T59">communication </text:span>change campaigns will stand or fall, <text:span text:style-name="T59">in winning these people over</text:span>.</text:p>
      <text:p text:style-name="P37"><text:span text:style-name="T59">The l</text:span>ate majority go<text:span text:style-name="T59">es</text:span> along with a change not out of belief but out of necessity, or because they see the change as inevitable. They make up another 34% of the <text:span text:style-name="T59">entire </text:span>population, <text:span text:style-name="T59">and are</text:span> most concerned about <text:span text:style-name="T59">preserving</text:span> the best elements of the old way. <text:span text:style-name="T59">Y</text:span>ou can only get them once you <text:span text:style-name="T59">have </text:span>w<text:span text:style-name="T59">o</text:span>n over the early adopters and the early majority group members.</text:p>
      <text:p text:style-name="P37"><text:span text:style-name="T59">The </text:span>laggards <text:span text:style-name="T59">or conservative</text:span> traditionalists will always like the old way better. They make up the last 16% of the population, and <text:span text:style-name="T60">t</text:span>hey <text:span text:style-name="T60">could</text:span> even make a show of compliance when everyone else is on board, but still resist <text:span text:style-name="T60">the change </text:span>in subtle <text:span text:style-name="T60">and hidden </text:span>ways.</text:p>
      <text:p text:style-name="P37">Using these strategies to create a change management communications plan can make <text:span text:style-name="T61">the</text:span> job a lot easier and more effective. Too many change management projects fail because management loses its focus and begins to <text:span text:style-name="T61">concentrate</text:span> on skeptics and critics before building momentum with more natural allies.</text:p>
      <text:p text:style-name="P22"><text:soft-page-break/>Getting LibreOffice</text:p>
      <text:p text:style-name="P45"><text:span text:style-name="T48">LibreOffice </text:span><text:span text:style-name="T49">4.0</text:span><text:span text:style-name="T48"> is</text:span><text:span text:style-name="T49"> </text:span><text:span text:style-name="T48">available for download from: </text:span><text:a xlink:type="simple" xlink:href="http://www.libreoffice.org/download/"><text:span text:style-name="T54">http://www.libreoffice.org/download/</text:span></text:a><text:span text:style-name="T48">. Extensions are available from: </text:span><text:a xlink:type="simple" xlink:href="http://extensions.libreoffice.org/extension-center"><text:span text:style-name="T54">http://extensions.libreoffice.org/extension-center</text:span></text:a><text:span text:style-name="T48">.</text:span></text:p>
      <text:p text:style-name="P18"><text:span text:style-name="T87">LibreOffice is developed by The Document Foundation, a not for profit independent Free Software project which was launched in late September 2010, based on ten years of history of OpenOffice.org. Further information are available on the website: </text:span><text:a xlink:type="simple" xlink:href="http://www.documentfoundation.org/"><text:span text:style-name="T87">http://www.documentfoundation.org</text:span></text:a><text:span text:style-name="T87">.</text:span></text:p>
      <text:p text:style-name="P46"><text:span text:style-name="T50">LibreOffice users, free software advocates and c</text:span><text:span text:style-name="T51">ommunity </text:span><text:span text:style-name="T52">members </text:span><text:span text:style-name="T50">can support The Document Foundation with a donation</text:span><text:span text:style-name="T52"> </text:span><text:span text:style-name="T51">at </text:span><text:a xlink:type="simple" xlink:href="http://donate.libreoffice.org/"><text:span text:style-name="T55">http://donate.libreoffice.org</text:span></text:a><text:span text:style-name="T51">. </text:span><text:span text:style-name="T49">Money collected will be used to grow the infrastructure, </text:span><text:span text:style-name="T53">and </text:span><text:span text:style-name="T49">support marketing activities </text:span><text:span text:style-name="T53">to increase the awareness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7"><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6-25T18:02:22.53</dc:date>
    <meta:print-date>2009-06-03T08:35:12</meta:print-date>
    <meta:editing-cycles>196</meta:editing-cycles>
    <meta:editing-duration>P2DT6H59M59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9" meta:paragraph-count="87" meta:word-count="6125" meta:character-count="14458" meta:non-whitespace-character-count="11777"/>
  </office:meta>
</office:document-meta>
</file>